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20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91pt" style:font-size-asian="91pt" style:font-size-complex="9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91pt" style:font-size-asian="91pt" style:font-size-complex="9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134cm" svg:height="5.457cm" svg:x="33.258cm" svg:y="1.254cm">
          <draw:text-box>
            <text:p text:style-name="P1"><text:span text:style-name="T1">oFreq Motion Solver Flowchart</text:span></text:p>
          </draw:text-box>
        </draw:frame>
        <draw:custom-shape draw:style-name="gr2" draw:text-style-name="P3" draw:layer="layout" svg:width="87.757cm" svg:height="1.143cm" svg:x="7.477cm" svg:y="7.096cm">
          <text:p text:style-name="P2">Bod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7.757cm" svg:height="15.367cm" svg:x="7.477cm" svg:y="8.2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9" draw:id="id9" draw:layer="layout" svg:width="3.175cm" svg:height="15.367cm" svg:x="97.52cm" svg:y="8.23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3.175cm" svg:height="1.016cm" svg:x="97.52cm" svg:y="7.223cm">
          <text:p text:style-name="P3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10" draw:id="id10" draw:layer="layout" svg:width="13.081cm" svg:height="15.368cm" svg:x="102.6cm" svg:y="8.23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13.081cm" svg:height="1.016cm" svg:x="102.6cm" svg:y="7.222cm">
          <text:p text:style-name="P2">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7.366cm" svg:height="2.667cm" svg:x="8.366cm" svg:y="9.128cm">
          <text:p text:style-name="P3">Mass</text:p>
          <text:p text:style-name="P3">(Array of Double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3" draw:id="id3">
          <draw:custom-shape draw:style-name="gr3" draw:text-style-name="P3" draw:layer="layout" svg:width="8.128cm" svg:height="11.43cm" svg:x="16.494cm" svg:y="9.12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7cm" svg:x="16.494cm" svg:y="8.62cm">
            <text:p text:style-name="P3">User Reactive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7.366cm" svg:height="2.667cm" svg:x="16.748cm" svg:y="10.652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16.747cm" svg:y="13.827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16.747cm" svg:y="17.256cm">
            <text:p text:style-name="P3">Derivative N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g xml:id="id5" draw:id="id5">
          <draw:custom-shape draw:style-name="gr3" draw:text-style-name="P3" draw:layer="layout" svg:width="8.128cm" svg:height="11.43cm" svg:x="47.863cm" svg:y="9.126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5cm" svg:x="47.863cm" svg:y="8.62cm">
            <text:p text:style-name="P3">Hydro Reactive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7.366cm" svg:height="2.667cm" svg:x="48.117cm" svg:y="10.65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48.116cm" svg:y="13.825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48.116cm" svg:y="17.254cm">
            <text:p text:style-name="P3">Derivative 2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g xml:id="id4" draw:id="id4">
          <draw:custom-shape draw:style-name="gr3" draw:text-style-name="P3" draw:layer="layout" svg:width="21.209cm" svg:height="13.21cm" svg:x="25.638cm" svg:y="9.126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21.209cm" svg:height="1.425cm" svg:x="25.638cm" svg:y="8.62cm">
            <text:p text:style-name="P3">User Cross-Body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26.908cm" svg:y="10.6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27.29cm" svg:y="12.049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27.289cm" svg:y="15.224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27.289cm" svg:y="18.653cm">
            <text:p text:style-name="P3">Derivative N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26.908cm" svg:y="10.625cm">
            <text:p text:style-name="P3">Linked Body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37.703cm" svg:y="10.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38.085cm" svg:y="12.047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38.084cm" svg:y="15.222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38.084cm" svg:y="18.651cm">
            <text:p text:style-name="P3">Derivative N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37.703cm" svg:y="10.623cm">
            <text:p text:style-name="P3">Linked BodyN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1.461cm" svg:height="11.049cm" svg:x="35.607cm" svg:y="10.651cm">
            <text:p text:style-name="P3">..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6" draw:id="id6">
          <draw:custom-shape draw:style-name="gr3" draw:text-style-name="P3" draw:layer="layout" svg:width="21.209cm" svg:height="13.21cm" svg:x="57.134cm" svg:y="9.124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21.209cm" svg:height="1.423cm" svg:x="57.134cm" svg:y="8.62cm">
            <text:p text:style-name="P3">Hydro Cross-Body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58.404cm" svg:y="10.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58.786cm" svg:y="12.047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58.785cm" svg:y="15.222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58.785cm" svg:y="18.651cm">
            <text:p text:style-name="P3">Derivative 2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58.404cm" svg:y="10.623cm">
            <text:p text:style-name="P3">Linked Body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69.199cm" svg:y="10.64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69.581cm" svg:y="12.045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69.58cm" svg:y="15.22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69.58cm" svg:y="18.649cm">
            <text:p text:style-name="P3">Derivative 2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69.199cm" svg:y="10.621cm">
            <text:p text:style-name="P3">Linked BodyN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1.461cm" svg:height="11.049cm" svg:x="67.103cm" svg:y="10.649cm">
            <text:p text:style-name="P3">..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" draw:text-style-name="P3" xml:id="id7" draw:id="id7" draw:layer="layout" svg:width="7.366cm" svg:height="2.667cm" svg:x="79.613cm" svg:y="9.127cm">
          <text:p text:style-name="P3">User Active Force</text:p>
          <text:p text:style-name="P3">(Set)</text:p>
          <text:p text:style-name="P3">(Array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1" draw:id="id1" draw:layer="layout" svg:width="7.366cm" svg:height="2.667cm" svg:x="8.365cm" svg:y="9.127cm">
          <text:p text:style-name="P3">Mass</text:p>
          <text:p text:style-name="P3">(Array of Double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8" draw:id="id8" draw:layer="layout" svg:width="7.366cm" svg:height="2.667cm" svg:x="87.36cm" svg:y="9.126cm">
          <text:p text:style-name="P3">Hydro Active Force</text:p>
          <text:p text:style-name="P3">(Set)</text:p>
          <text:p text:style-name="P3">(Array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2" draw:id="id2" draw:layer="layout" svg:width="108.585cm" svg:height="3.556cm" svg:x="7.35cm" svg:y="28.559cm">
          <text:p text:style-name="P3">Motion Model</text:p>
          <text:p text:style-name="P3">Convert Input Coefficients to Force Coefficients</text:p>
          <text:p text:style-name="P3">Supply Number of Equations of Each Bod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draw:line-skew="6.604cm" svg:x1="12.048cm" svg:y1="11.794cm" svg:x2="61.642cm" svg:y2="28.559cm" draw:start-shape="id1" draw:start-glue-point="8" draw:end-shape="id2" svg:d="m12048 11794v14987h49594v1778">
          <text:p/>
        </draw:connector>
        <draw:connector draw:style-name="gr4" draw:text-style-name="P3" draw:layer="layout" draw:line-skew="2.222cm" svg:x1="20.558cm" svg:y1="20.558cm" svg:x2="61.642cm" svg:y2="28.559cm" draw:start-shape="id3" draw:start-glue-point="2" draw:end-shape="id2" svg:d="m20558 20558v6223h41084v1778">
          <text:p/>
        </draw:connector>
        <draw:connector draw:style-name="gr4" draw:text-style-name="P3" draw:layer="layout" draw:line-skew="1.333cm" svg:x1="36.242cm" svg:y1="22.336cm" svg:x2="61.642cm" svg:y2="28.559cm" draw:start-shape="id4" draw:start-glue-point="2" draw:end-shape="id2" svg:d="m36242 22336v4445h25400v1778">
          <text:p/>
        </draw:connector>
        <draw:connector draw:style-name="gr4" draw:text-style-name="P3" draw:layer="layout" draw:line-skew="2.223cm" svg:x1="51.927cm" svg:y1="20.556cm" svg:x2="61.642cm" svg:y2="28.559cm" draw:start-shape="id5" draw:start-glue-point="2" draw:end-shape="id2" svg:d="m51927 20556v6225h9715v1778">
          <text:p/>
        </draw:connector>
        <draw:connector draw:style-name="gr4" draw:text-style-name="P3" draw:layer="layout" draw:line-skew="0.064cm" svg:x1="67.738cm" svg:y1="22.334cm" svg:x2="61.642cm" svg:y2="28.559cm" draw:start-shape="id6" draw:start-glue-point="2" draw:end-shape="id2" svg:d="m67738 22334v3177h-6096v3048">
          <text:p/>
        </draw:connector>
        <draw:connector draw:style-name="gr4" draw:text-style-name="P3" draw:layer="layout" draw:line-skew="5.334cm" svg:x1="83.296cm" svg:y1="11.794cm" svg:x2="61.642cm" svg:y2="28.559cm" draw:start-shape="id7" draw:start-glue-point="8" draw:end-shape="id2" svg:d="m83296 11794v13717h-21654v3048">
          <text:p/>
        </draw:connector>
        <draw:connector draw:style-name="gr4" draw:text-style-name="P3" draw:layer="layout" draw:line-skew="5.335cm" svg:x1="91.043cm" svg:y1="11.793cm" svg:x2="61.642cm" svg:y2="28.559cm" draw:start-shape="id8" draw:start-glue-point="8" draw:end-shape="id2" svg:d="m91043 11793v13718h-29401v3048">
          <text:p/>
        </draw:connector>
        <draw:connector draw:style-name="gr4" draw:text-style-name="P3" draw:layer="layout" draw:line-skew="1.079cm" svg:x1="99.108cm" svg:y1="23.606cm" svg:x2="61.642cm" svg:y2="28.559cm" draw:start-shape="id9" draw:start-glue-point="6" draw:end-shape="id2" draw:end-glue-point="0" svg:d="m99108 23606v3556h-37466v1397">
          <text:p/>
        </draw:connector>
        <draw:connector draw:style-name="gr4" draw:text-style-name="P3" draw:layer="layout" draw:line-skew="1.079cm" svg:x1="109.141cm" svg:y1="23.606cm" svg:x2="61.642cm" svg:y2="28.559cm" draw:start-shape="id10" draw:start-glue-point="6" draw:end-shape="id2" svg:d="m109141 23606v3556h-47499v1397">
          <text:p/>
        </draw:connector>
        <draw:custom-shape draw:style-name="gr2" draw:text-style-name="P3" draw:layer="layout" svg:width="87.757cm" svg:height="1.143cm" svg:x="7.475cm" svg:y="36.56cm">
          <text:p text:style-name="P2">Bod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7.757cm" svg:height="15.367cm" svg:x="7.475cm" svg:y="37.7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0" draw:id="id30" draw:layer="layout" svg:width="3.175cm" svg:height="15.367cm" svg:x="97.518cm" svg:y="37.703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16" draw:id="id16" draw:layer="layout" svg:width="3.175cm" svg:height="1.016cm" svg:x="97.518cm" svg:y="36.687cm">
          <text:p text:style-name="P3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32" draw:id="id32" draw:layer="layout" svg:width="13.081cm" svg:height="15.368cm" svg:x="102.598cm" svg:y="37.70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17" draw:id="id17" draw:layer="layout" svg:width="13.081cm" svg:height="1.016cm" svg:x="102.598cm" svg:y="36.686cm">
          <text:p text:style-name="P2">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7.366cm" svg:height="2.667cm" svg:x="8.364cm" svg:y="38.592cm">
          <text:p text:style-name="P3">Mass</text:p>
          <text:p text:style-name="P3">(Array of Double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14" draw:id="id14">
          <draw:custom-shape draw:style-name="gr3" draw:text-style-name="P3" draw:layer="layout" svg:width="8.128cm" svg:height="11.43cm" svg:x="16.492cm" svg:y="38.592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7cm" svg:x="16.492cm" svg:y="38.084cm">
            <text:p text:style-name="P3">User Reactive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7.366cm" svg:height="2.667cm" svg:x="16.746cm" svg:y="40.116cm">
            <text:p text:style-name="P3">Derivative 0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16.745cm" svg:y="43.291cm">
            <text:p text:style-name="P3">Derivative 1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16.745cm" svg:y="46.72cm">
            <text:p text:style-name="P3">Derivative N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g xml:id="id13" draw:id="id13">
          <draw:custom-shape draw:style-name="gr3" draw:text-style-name="P3" draw:layer="layout" svg:width="8.128cm" svg:height="11.43cm" svg:x="47.861cm" svg:y="38.59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5cm" svg:x="47.861cm" svg:y="38.084cm">
            <text:p text:style-name="P3">Hydro Reactive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7.366cm" svg:height="2.667cm" svg:x="48.115cm" svg:y="40.114cm">
            <text:p text:style-name="P3">Derivative 0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48.114cm" svg:y="43.289cm">
            <text:p text:style-name="P3">Derivative 1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48.114cm" svg:y="46.718cm">
            <text:p text:style-name="P3">Derivative 2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custom-shape draw:style-name="gr3" draw:text-style-name="P3" draw:layer="layout" svg:width="21.209cm" svg:height="13.21cm" svg:x="25.636cm" svg:y="38.5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5cm" svg:x="25.636cm" svg:y="38.084cm">
          <text:p text:style-name="P3">User Cross-Body Force</text:p>
          <text:p text:style-name="P3">(Set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8.128cm" svg:height="11.049cm" svg:x="26.906cm" svg:y="40.1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27.288cm" svg:y="41.513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27.287cm" svg:y="44.688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19" draw:id="id19" draw:layer="layout" svg:width="7.366cm" svg:height="2.667cm" svg:x="27.287cm" svg:y="48.117cm">
          <text:p text:style-name="P3">Derivative N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draw:layer="layout" svg:width="8.128cm" svg:height="0.919cm" svg:x="26.906cm" svg:y="40.089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21" draw:id="id21" draw:layer="layout" svg:width="8.128cm" svg:height="11.049cm" svg:x="37.701cm" svg:y="40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38.083cm" svg:y="41.511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38.082cm" svg:y="44.686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38.082cm" svg:y="48.115cm">
          <text:p text:style-name="P3">Derivative N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draw:layer="layout" svg:width="8.128cm" svg:height="0.919cm" svg:x="37.701cm" svg:y="40.087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35.605cm" svg:y="40.115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1.209cm" svg:height="13.21cm" svg:x="57.132cm" svg:y="38.58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3cm" svg:x="57.132cm" svg:y="38.084cm">
          <text:p text:style-name="P3">Hydro Cross-Body Force</text:p>
          <text:p text:style-name="P3">(Set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26" draw:id="id26" draw:layer="layout" svg:width="8.128cm" svg:height="11.049cm" svg:x="58.402cm" svg:y="40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58.784cm" svg:y="41.511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58.783cm" svg:y="44.686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58.783cm" svg:y="48.115cm">
          <text:p text:style-name="P3">Derivative 2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draw:layer="layout" svg:width="8.128cm" svg:height="0.919cm" svg:x="58.402cm" svg:y="40.087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28" draw:id="id28" draw:layer="layout" svg:width="8.128cm" svg:height="11.049cm" svg:x="69.197cm" svg:y="40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69.579cm" svg:y="41.509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69.578cm" svg:y="44.684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69.578cm" svg:y="48.113cm">
          <text:p text:style-name="P3">Derivative 2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draw:layer="layout" svg:width="8.128cm" svg:height="0.919cm" svg:x="69.197cm" svg:y="40.085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67.101cm" svg:y="40.113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2" draw:id="id12" draw:layer="layout" svg:width="7.366cm" svg:height="2.667cm" svg:x="79.611cm" svg:y="38.591cm">
          <text:p text:style-name="P3">User Active Force</text:p>
          <text:p text:style-name="P3">(Set)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15" draw:id="id15" draw:layer="layout" svg:width="7.366cm" svg:height="2.667cm" svg:x="8.363cm" svg:y="38.591cm">
          <text:p text:style-name="P3">Mass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11" draw:id="id11" draw:layer="layout" svg:width="7.366cm" svg:height="2.667cm" svg:x="87.358cm" svg:y="38.59cm">
          <text:p text:style-name="P3">Hydro Active Force</text:p>
          <text:p text:style-name="P3">(Set)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18" draw:id="id18" draw:layer="layout" svg:width="8.764cm" svg:height="3.556cm" svg:x="15.858cm" svg:y="58.531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0" draw:id="id20" draw:layer="layout" svg:width="8.764cm" svg:height="3.556cm" svg:x="26.273cm" svg:y="58.53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2" draw:id="id22" draw:layer="layout" svg:width="8.764cm" svg:height="3.556cm" svg:x="37.829cm" svg:y="58.53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3" draw:id="id23" draw:layer="layout" svg:width="8.764cm" svg:height="3.556cm" svg:x="47.608cm" svg:y="58.529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7" draw:id="id27" draw:layer="layout" svg:width="8.764cm" svg:height="3.556cm" svg:x="57.642cm" svg:y="58.529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9" draw:id="id29" draw:layer="layout" svg:width="8.764cm" svg:height="3.556cm" svg:x="68.691cm" svg:y="58.529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4" draw:id="id24" draw:layer="layout" svg:width="8.764cm" svg:height="3.556cm" svg:x="78.215cm" svg:y="58.528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25" draw:id="id25" draw:layer="layout" svg:width="8.764cm" svg:height="3.556cm" svg:x="87.233cm" svg:y="58.528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31" draw:id="id31" draw:layer="layout" svg:width="18.542cm" svg:height="3.556cm" svg:x="97.774cm" svg:y="58.528cm">
          <text:p text:style-name="P3">Sum Forces </text:p>
          <text:p text:style-name="P3">for Each Se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draw:layer="layout" svg:width="87.757cm" svg:height="1.143cm" svg:x="7.473cm" svg:y="65.262cm">
          <text:p text:style-name="P2">Bod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7.757cm" svg:height="15.367cm" svg:x="7.473cm" svg:y="66.4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3" draw:id="id53" draw:layer="layout" svg:width="3.175cm" svg:height="15.367cm" svg:x="97.516cm" svg:y="66.40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34" draw:id="id34" draw:layer="layout" svg:width="3.175cm" svg:height="1.016cm" svg:x="97.516cm" svg:y="65.389cm">
          <text:p text:style-name="P3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55" draw:id="id55" draw:layer="layout" svg:width="13.081cm" svg:height="15.368cm" svg:x="102.596cm" svg:y="66.40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33" draw:id="id33" draw:layer="layout" svg:width="13.081cm" svg:height="1.016cm" svg:x="102.596cm" svg:y="65.388cm">
          <text:p text:style-name="P2">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7.366cm" svg:height="2.667cm" svg:x="8.362cm" svg:y="67.294cm">
          <text:p text:style-name="P3">Mass</text:p>
          <text:p text:style-name="P3">(Array of Double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42" draw:id="id42">
          <draw:custom-shape draw:style-name="gr3" draw:text-style-name="P3" draw:layer="layout" svg:width="8.128cm" svg:height="11.43cm" svg:x="16.49cm" svg:y="67.294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7cm" svg:x="16.49cm" svg:y="66.786cm">
            <text:p text:style-name="P3">User Reactive Force</text:p>
            <text:p text:style-name="P3"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7.366cm" svg:height="2.667cm" svg:x="16.744cm" svg:y="68.818cm">
            <text:p text:style-name="P3">Derivative 0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16.743cm" svg:y="71.993cm">
            <text:p text:style-name="P3">Derivative 1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16.743cm" svg:y="75.422cm">
            <text:p text:style-name="P3">Derivative N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g xml:id="id39" draw:id="id39">
          <draw:custom-shape draw:style-name="gr3" draw:text-style-name="P3" draw:layer="layout" svg:width="8.128cm" svg:height="11.43cm" svg:x="47.859cm" svg:y="67.292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5cm" svg:x="47.859cm" svg:y="66.786cm">
            <text:p text:style-name="P3">Hydro Reactive Force</text:p>
            <text:p text:style-name="P3"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3" draw:layer="layout" svg:width="7.366cm" svg:height="2.667cm" svg:x="48.113cm" svg:y="68.816cm">
            <text:p text:style-name="P3">Derivative 0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48.112cm" svg:y="71.991cm">
            <text:p text:style-name="P3">Derivative 1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5" draw:text-style-name="P3" draw:layer="layout" svg:width="7.366cm" svg:height="2.667cm" svg:x="48.112cm" svg:y="75.42cm">
            <text:p text:style-name="P3">Derivative 2</text:p>
            <text:p text:style-name="P3">(Matrix of Complex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custom-shape draw:style-name="gr3" draw:text-style-name="P3" draw:layer="layout" svg:width="21.209cm" svg:height="13.21cm" svg:x="25.634cm" svg:y="67.29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5cm" svg:x="25.634cm" svg:y="66.786cm">
          <text:p text:style-name="P3">User Cross-Body Force</text:p>
          <text:p text:style-name="P3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44" draw:id="id44" draw:layer="layout" svg:width="8.128cm" svg:height="11.049cm" svg:x="26.904cm" svg:y="68.8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27.286cm" svg:y="70.215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27.285cm" svg:y="73.39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27.285cm" svg:y="76.819cm">
          <text:p text:style-name="P3">Derivative N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40" draw:id="id40" draw:layer="layout" svg:width="8.128cm" svg:height="0.919cm" svg:x="26.904cm" svg:y="68.791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46" draw:id="id46" draw:layer="layout" svg:width="8.128cm" svg:height="11.049cm" svg:x="37.699cm" svg:y="68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38.081cm" svg:y="70.213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38.08cm" svg:y="73.388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38.08cm" svg:y="76.817cm">
          <text:p text:style-name="P3">Derivative N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41" draw:id="id41" draw:layer="layout" svg:width="8.128cm" svg:height="0.919cm" svg:x="37.699cm" svg:y="68.789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35.603cm" svg:y="68.817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1.209cm" svg:height="13.21cm" svg:x="57.13cm" svg:y="67.2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3cm" svg:x="57.13cm" svg:y="66.786cm">
          <text:p text:style-name="P3">Hydro Cross-Body Force</text:p>
          <text:p text:style-name="P3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8.128cm" svg:height="11.049cm" svg:x="58.4cm" svg:y="68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58.782cm" svg:y="70.213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58.781cm" svg:y="73.388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49" draw:id="id49" draw:layer="layout" svg:width="7.366cm" svg:height="2.667cm" svg:x="58.781cm" svg:y="76.817cm">
          <text:p text:style-name="P3">Derivative 2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37" draw:id="id37" draw:layer="layout" svg:width="8.128cm" svg:height="0.919cm" svg:x="58.4cm" svg:y="68.789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51" draw:id="id51" draw:layer="layout" svg:width="8.128cm" svg:height="11.049cm" svg:x="69.195cm" svg:y="68.8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69.577cm" svg:y="70.211cm">
          <text:p text:style-name="P3">Derivative 0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69.576cm" svg:y="73.386cm">
          <text:p text:style-name="P3">Derivative 1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draw:layer="layout" svg:width="7.366cm" svg:height="2.667cm" svg:x="69.576cm" svg:y="76.815cm">
          <text:p text:style-name="P3">Derivative 2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38" draw:id="id38" draw:layer="layout" svg:width="8.128cm" svg:height="0.919cm" svg:x="69.195cm" svg:y="68.787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67.099cm" svg:y="68.815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6" draw:id="id36" draw:layer="layout" svg:width="7.366cm" svg:height="2.667cm" svg:x="79.609cm" svg:y="67.293cm">
          <text:p text:style-name="P3">User Active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64" draw:id="id64" draw:layer="layout" svg:width="7.366cm" svg:height="2.667cm" svg:x="8.361cm" svg:y="67.293cm">
          <text:p text:style-name="P3">Mass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35" draw:id="id35" draw:layer="layout" svg:width="7.366cm" svg:height="2.667cm" svg:x="87.356cm" svg:y="67.292cm">
          <text:p text:style-name="P3">Hydro Active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draw:layer="layout" svg:width="87.757cm" svg:height="1.143cm" svg:x="7.471cm" svg:y="97.52cm">
          <text:p text:style-name="P2">Bod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7.757cm" svg:height="15.367cm" svg:x="7.471cm" svg:y="98.6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68" draw:id="id68" draw:layer="layout" svg:width="3.175cm" svg:height="15.367cm" svg:x="97.514cm" svg:y="98.663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66" draw:id="id66" draw:layer="layout" svg:width="3.175cm" svg:height="1.016cm" svg:x="97.514cm" svg:y="97.647cm">
          <text:p text:style-name="P3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70" draw:id="id70" draw:layer="layout" svg:width="13.081cm" svg:height="15.368cm" svg:x="102.594cm" svg:y="98.66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67" draw:id="id67" draw:layer="layout" svg:width="13.081cm" svg:height="1.016cm" svg:x="102.594cm" svg:y="97.646cm">
          <text:p text:style-name="P2">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7.366cm" svg:height="2.667cm" svg:x="8.36cm" svg:y="99.552cm">
          <text:p text:style-name="P3">Mass</text:p>
          <text:p text:style-name="P3">(Array of Double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21.209cm" svg:height="13.21cm" svg:x="25.632cm" svg:y="99.5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5cm" svg:x="25.632cm" svg:y="99.044cm">
          <text:p text:style-name="P3">User Cross-Body Force</text:p>
          <text:p text:style-name="P3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8.128cm" svg:height="11.049cm" svg:x="26.902cm" svg:y="101.0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5" draw:id="id75" draw:layer="layout" svg:width="7.366cm" svg:height="2.667cm" svg:x="27.284cm" svg:y="102.473cm">
          <text:p text:style-name="P3">User Cross-Body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57" draw:id="id57" draw:layer="layout" svg:width="8.128cm" svg:height="0.919cm" svg:x="26.902cm" svg:y="101.049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8.128cm" svg:height="11.049cm" svg:x="37.697cm" svg:y="101.0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8" draw:id="id58" draw:layer="layout" svg:width="8.128cm" svg:height="0.919cm" svg:x="37.697cm" svg:y="101.047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35.601cm" svg:y="101.075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7" draw:id="id77" draw:layer="layout" svg:width="7.366cm" svg:height="2.667cm" svg:x="38.084cm" svg:y="102.472cm">
          <text:p text:style-name="P3">User Cross-Body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62" draw:id="id62" draw:layer="layout" svg:width="7.366cm" svg:height="2.667cm" svg:x="79.607cm" svg:y="99.551cm">
          <text:p text:style-name="P3">User Active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65" draw:id="id65" draw:layer="layout" svg:width="7.366cm" svg:height="2.667cm" svg:x="8.359cm" svg:y="99.551cm">
          <text:p text:style-name="P3">Mass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63" draw:id="id63" draw:layer="layout" svg:width="7.366cm" svg:height="2.667cm" svg:x="87.354cm" svg:y="99.55cm">
          <text:p text:style-name="P3">Hydro Active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43" draw:id="id43" draw:layer="layout" svg:width="8.764cm" svg:height="3.556cm" svg:x="15.857cm" svg:y="87.233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45" draw:id="id45" draw:layer="layout" svg:width="8.764cm" svg:height="3.556cm" svg:x="26.018cm" svg:y="87.232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47" draw:id="id47" draw:layer="layout" svg:width="8.764cm" svg:height="3.556cm" svg:x="37.83cm" svg:y="87.232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48" draw:id="id48" draw:layer="layout" svg:width="8.764cm" svg:height="3.556cm" svg:x="47.609cm" svg:y="87.231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50" draw:id="id50" draw:layer="layout" svg:width="8.764cm" svg:height="3.556cm" svg:x="58.403cm" svg:y="87.231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52" draw:id="id52" draw:layer="layout" svg:width="8.764cm" svg:height="3.556cm" svg:x="69.071cm" svg:y="87.23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56" draw:id="id56" draw:layer="layout" svg:width="7.366cm" svg:height="2.667cm" svg:x="16.24cm" svg:y="99.55cm">
          <text:p text:style-name="P3">User Reactive Force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59" draw:id="id59" draw:layer="layout" svg:width="7.366cm" svg:height="2.667cm" svg:x="48.625cm" svg:y="99.549cm">
          <text:p text:style-name="P3">Hydro Reactive Force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21.209cm" svg:height="13.21cm" svg:x="57.388cm" svg:y="99.54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5cm" svg:x="57.388cm" svg:y="99.042cm">
          <text:p text:style-name="P3">Hydro Cross-Body Force</text:p>
          <text:p text:style-name="P3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8.128cm" svg:height="11.049cm" svg:x="58.658cm" svg:y="101.0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9" draw:id="id79" draw:layer="layout" svg:width="7.366cm" svg:height="2.667cm" svg:x="59.04cm" svg:y="102.471cm">
          <text:p text:style-name="P3">Hydro Cross-Body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60" draw:id="id60" draw:layer="layout" svg:width="8.128cm" svg:height="0.919cm" svg:x="58.658cm" svg:y="101.047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8.128cm" svg:height="11.049cm" svg:x="69.453cm" svg:y="101.0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1" draw:id="id61" draw:layer="layout" svg:width="8.128cm" svg:height="0.919cm" svg:x="69.453cm" svg:y="101.045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67.357cm" svg:y="101.073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80" draw:id="id80" draw:layer="layout" svg:width="7.366cm" svg:height="2.667cm" svg:x="69.84cm" svg:y="102.47cm">
          <text:p text:style-name="P3">Hydro Cross-Body Force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54" draw:id="id54" draw:layer="layout" svg:width="19.05cm" svg:height="3.556cm" svg:x="96.885cm" svg:y="87.229cm">
          <text:p text:style-name="P3">Sum Derivativ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draw:layer="layout" svg:width="87.757cm" svg:height="1.143cm" svg:x="7.469cm" svg:y="129.524cm">
          <text:p text:style-name="P2">Bod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7.757cm" svg:height="15.367cm" svg:x="7.469cm" svg:y="130.6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88" draw:id="id88" draw:layer="layout" svg:width="3.175cm" svg:height="15.367cm" svg:x="97.512cm" svg:y="130.66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74" draw:id="id74" draw:layer="layout" svg:width="3.175cm" svg:height="1.016cm" svg:x="97.512cm" svg:y="129.651cm">
          <text:p text:style-name="P3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89" draw:id="id89" draw:layer="layout" svg:width="13.081cm" svg:height="15.368cm" svg:x="102.592cm" svg:y="130.66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73" draw:id="id73" draw:layer="layout" svg:width="13.081cm" svg:height="1.016cm" svg:x="102.592cm" svg:y="129.65cm">
          <text:p text:style-name="P2">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21.209cm" svg:height="13.21cm" svg:x="41.64cm" svg:y="131.55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1.209cm" svg:height="1.425cm" svg:x="41.64cm" svg:y="131.048cm">
          <text:p text:style-name="P3">Cross Body Forces</text:p>
          <text:p text:style-name="P3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86" draw:id="id86" draw:layer="layout" svg:width="8.128cm" svg:height="11.049cm" svg:x="42.91cm" svg:y="133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43.292cm" svg:y="134.477cm">
          <text:p text:style-name="P3">Cross-Body Forces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83" draw:id="id83" draw:layer="layout" svg:width="8.128cm" svg:height="0.919cm" svg:x="42.91cm" svg:y="133.053cm">
          <text:p text:style-name="P3">Linked Body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87" draw:id="id87" draw:layer="layout" svg:width="8.128cm" svg:height="11.049cm" svg:x="53.705cm" svg:y="133.0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4" draw:id="id84" draw:layer="layout" svg:width="8.128cm" svg:height="0.919cm" svg:x="53.705cm" svg:y="133.051cm">
          <text:p text:style-name="P3">Linked 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461cm" svg:height="11.049cm" svg:x="51.609cm" svg:y="133.079cm">
          <text:p text:style-name="P3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366cm" svg:height="2.667cm" svg:x="54.092cm" svg:y="134.476cm">
          <text:p text:style-name="P3">Cross-Body Forces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3" xml:id="id82" draw:id="id82" draw:layer="layout" svg:width="7.366cm" svg:height="2.667cm" svg:x="18.272cm" svg:y="131.555cm">
          <text:p text:style-name="P3">Reactive Forces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72" draw:id="id72" draw:layer="layout" svg:width="7.366cm" svg:height="2.667cm" svg:x="82.661cm" svg:y="131.554cm">
          <text:p text:style-name="P3">Active Forces</text:p>
          <text:p text:style-name="P3">(Matrix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81" draw:id="id81" draw:layer="layout" svg:width="8.764cm" svg:height="3.556cm" svg:x="12.43cm" svg:y="120.507cm">
          <text:p text:style-name="P3">Sum Force Typ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76" draw:id="id76" draw:layer="layout" svg:width="8.764cm" svg:height="3.556cm" svg:x="42.401cm" svg:y="123.683cm">
          <text:p text:style-name="P3">Sum Force Typ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draw:layer="layout" svg:width="8.764cm" svg:height="3.556cm" svg:x="82.788cm" svg:y="120.506cm">
          <text:p text:style-name="P3">Sum Force Typ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71" draw:id="id71" draw:layer="layout" svg:width="8.764cm" svg:height="3.556cm" svg:x="82.787cm" svg:y="120.505cm">
          <text:p text:style-name="P3">Sum Force Typ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69" draw:id="id69" draw:layer="layout" svg:width="18.035cm" svg:height="3.556cm" svg:x="98.027cm" svg:y="120.38cm">
          <text:p text:style-name="P3">Sum Force Typ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78" draw:id="id78" draw:layer="layout" svg:width="8.764cm" svg:height="3.556cm" svg:x="53.577cm" svg:y="123.682cm">
          <text:p text:style-name="P3">Sum Force Typ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85" draw:id="id85" draw:layer="layout" svg:width="107.95cm" svg:height="3.556cm" svg:x="7.858cm" svg:y="152.257cm">
          <text:p text:style-name="P3">Assemble Global Matrix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90" draw:id="id90" draw:layer="layout" svg:width="26.657cm" svg:height="9.652cm" svg:x="29.207cm" svg:y="162.417cm">
          <text:p text:style-name="P3">A Matrix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91" draw:id="id91" draw:layer="layout" svg:width="9.906cm" svg:height="9.652cm" svg:x="71.358cm" svg:y="162.416cm">
          <text:p text:style-name="P3">F Column Matrix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2" draw:id="id92" draw:layer="layout" svg:width="19.94cm" svg:height="3.556cm" svg:x="29.828cm" svg:y="180.578cm">
          <text:p text:style-name="P3">Invert Matrix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93" draw:id="id93" draw:layer="layout" svg:width="26.657cm" svg:height="9.652cm" svg:x="29.206cm" svg:y="187.309cm">
          <text:p text:style-name="P3">A Inverse Matrix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4" draw:id="id94" draw:layer="layout" svg:width="57.533cm" svg:height="3.556cm" svg:x="29.827cm" svg:y="202.93cm">
          <text:p text:style-name="P3">Pre-Multiply to Solv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95" draw:id="id95" draw:layer="layout" svg:width="26.657cm" svg:height="9.652cm" svg:x="44.307cm" svg:y="212.455cm">
          <text:p text:style-name="P3">Solution Column Matrix</text:p>
          <text:p text:style-name="P3">(Matrix of Complex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6" draw:id="id96" draw:layer="layout" svg:width="57.533cm" svg:height="3.556cm" svg:x="29.826cm" svg:y="228.076cm">
          <text:p text:style-name="P3">Separate Answers to Individual Bodi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draw:layer="layout" svg:width="87.757cm" svg:height="1.143cm" svg:x="7.477cm" svg:y="241.411cm">
          <text:p text:style-name="P2">Bod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7.757cm" svg:height="15.367cm" svg:x="7.477cm" svg:y="242.5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175cm" svg:height="15.367cm" svg:x="97.52cm" svg:y="242.55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98" draw:id="id98" draw:layer="layout" svg:width="3.175cm" svg:height="1.016cm" svg:x="97.52cm" svg:y="241.538cm">
          <text:p text:style-name="P3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13.081cm" svg:height="15.368cm" svg:x="102.6cm" svg:y="242.553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99" draw:id="id99" draw:layer="layout" svg:width="13.081cm" svg:height="1.016cm" svg:x="102.6cm" svg:y="241.537cm">
          <text:p text:style-name="P2">Body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7.366cm" svg:height="2.667cm" svg:x="8.239cm" svg:y="243.443cm">
          <text:p text:style-name="P3">Mass</text:p>
          <text:p text:style-name="P3">(Array of Double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custom-shape draw:style-name="gr3" draw:text-style-name="P3" draw:layer="layout" svg:width="8.128cm" svg:height="11.43cm" svg:x="15.986cm" svg:y="243.44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7cm" svg:x="15.986cm" svg:y="242.935cm">
            <text:p text:style-name="P3">User Reactive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7.366cm" svg:height="2.667cm" svg:x="16.24cm" svg:y="244.967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16.239cm" svg:y="248.142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16.239cm" svg:y="251.571cm">
            <text:p text:style-name="P3">Derivative N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g>
          <draw:custom-shape draw:style-name="gr3" draw:text-style-name="P3" draw:layer="layout" svg:width="8.128cm" svg:height="11.43cm" svg:x="47.355cm" svg:y="243.441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8.128cm" svg:height="1.425cm" svg:x="47.355cm" svg:y="242.935cm">
            <text:p text:style-name="P3">Hydro Reactive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7.366cm" svg:height="2.667cm" svg:x="47.609cm" svg:y="244.965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47.608cm" svg:y="248.14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47.608cm" svg:y="251.569cm">
            <text:p text:style-name="P3">Derivative 2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</draw:g>
        <draw:g>
          <draw:custom-shape draw:style-name="gr3" draw:text-style-name="P3" draw:layer="layout" svg:width="21.209cm" svg:height="13.21cm" svg:x="25.003cm" svg:y="243.441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21.209cm" svg:height="1.425cm" svg:x="25.003cm" svg:y="242.935cm">
            <text:p text:style-name="P3">User Cross-Body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26.273cm" svg:y="244.96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26.655cm" svg:y="246.364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26.654cm" svg:y="249.539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26.654cm" svg:y="252.968cm">
            <text:p text:style-name="P3">Derivative N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26.273cm" svg:y="244.94cm">
            <text:p text:style-name="P3">Linked Body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37.068cm" svg:y="244.9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37.45cm" svg:y="246.362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37.449cm" svg:y="249.537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37.449cm" svg:y="252.966cm">
            <text:p text:style-name="P3">Derivative N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37.068cm" svg:y="244.938cm">
            <text:p text:style-name="P3">Linked BodyN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1.461cm" svg:height="11.049cm" svg:x="34.972cm" svg:y="244.966cm">
            <text:p text:style-name="P3">..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" draw:text-style-name="P3" draw:layer="layout" svg:width="21.209cm" svg:height="13.21cm" svg:x="56.626cm" svg:y="243.439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21.209cm" svg:height="1.423cm" svg:x="56.626cm" svg:y="242.935cm">
            <text:p text:style-name="P3">Hydro Cross-Body Force</text:p>
            <text:p text:style-name="P3">(Set)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57.896cm" svg:y="244.9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58.278cm" svg:y="246.362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58.277cm" svg:y="249.537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58.277cm" svg:y="252.966cm">
            <text:p text:style-name="P3">Derivative 2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57.896cm" svg:y="244.938cm">
            <text:p text:style-name="P3">Linked Body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3" draw:layer="layout" svg:width="8.128cm" svg:height="11.049cm" svg:x="68.691cm" svg:y="244.96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7.366cm" svg:height="2.667cm" svg:x="69.073cm" svg:y="246.36cm">
            <text:p text:style-name="P3">Derivative 0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69.072cm" svg:y="249.535cm">
            <text:p text:style-name="P3">Derivative 1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7.366cm" svg:height="2.667cm" svg:x="69.072cm" svg:y="252.964cm">
            <text:p text:style-name="P3">Derivative 2</text:p>
            <text:p text:style-name="P3">(Array of Double)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3" draw:layer="layout" svg:width="8.128cm" svg:height="0.919cm" svg:x="68.691cm" svg:y="244.936cm">
            <text:p text:style-name="P3">Linked BodyN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1.461cm" svg:height="11.049cm" svg:x="66.595cm" svg:y="244.964cm">
            <text:p text:style-name="P3">..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" draw:text-style-name="P3" draw:layer="layout" svg:width="7.366cm" svg:height="2.667cm" svg:x="79.105cm" svg:y="243.442cm">
          <text:p text:style-name="P3">User Active Force</text:p>
          <text:p text:style-name="P3">(Set)</text:p>
          <text:p text:style-name="P3">(Array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draw:layer="layout" svg:width="7.366cm" svg:height="2.667cm" svg:x="79.232cm" svg:y="247.507cm">
          <text:p text:style-name="P3">Hydro Active Force</text:p>
          <text:p text:style-name="P3">(Set)</text:p>
          <text:p text:style-name="P3">(Array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3" xml:id="id97" draw:id="id97" draw:layer="layout" svg:width="7.366cm" svg:height="2.667cm" svg:x="87.487cm" svg:y="243.443cm">
          <text:p text:style-name="P3">Solution Array</text:p>
          <text:p text:style-name="P3"/>
          <text:p text:style-name="P3">(Array of Complex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3" draw:layer="layout" svg:x1="61.642cm" svg:y1="32.115cm" svg:x2="91.778cm" svg:y2="38.59cm" draw:start-shape="id2" draw:start-glue-point="2" draw:end-shape="id11" draw:end-glue-point="4" svg:d="m61642 32115v3238h30136v3237">
          <text:p/>
        </draw:connector>
        <draw:connector draw:style-name="gr4" draw:text-style-name="P3" draw:layer="layout" svg:x1="61.642cm" svg:y1="32.115cm" svg:x2="84.031cm" svg:y2="38.591cm" draw:start-shape="id2" draw:start-glue-point="2" draw:end-shape="id12" draw:end-glue-point="4" svg:d="m61642 32115v3238h22389v3238">
          <text:p/>
        </draw:connector>
        <draw:connector draw:style-name="gr4" draw:text-style-name="P3" draw:layer="layout" draw:line-skew="0.317cm" svg:x1="61.642cm" svg:y1="32.115cm" svg:x2="67.736cm" svg:y2="38.084cm" draw:start-shape="id2" draw:start-glue-point="2" svg:d="m61642 32115v3553h6094v2416">
          <text:p/>
        </draw:connector>
        <draw:connector draw:style-name="gr4" draw:text-style-name="P3" draw:layer="layout" svg:x1="61.642cm" svg:y1="32.115cm" svg:x2="51.925cm" svg:y2="38.084cm" draw:start-shape="id2" draw:start-glue-point="2" draw:end-shape="id13" draw:end-glue-point="0" svg:d="m61642 32115v2985h-9717v2984">
          <text:p/>
        </draw:connector>
        <draw:connector draw:style-name="gr4" draw:text-style-name="P3" draw:layer="layout" svg:x1="61.642cm" svg:y1="32.115cm" svg:x2="36.24cm" svg:y2="38.084cm" draw:start-shape="id2" draw:start-glue-point="2" svg:d="m61642 32115v3236h-25402v2733">
          <text:p/>
        </draw:connector>
        <draw:connector draw:style-name="gr4" draw:text-style-name="P3" draw:layer="layout" svg:x1="61.642cm" svg:y1="32.115cm" svg:x2="20.556cm" svg:y2="38.084cm" draw:start-shape="id2" draw:start-glue-point="2" draw:end-shape="id14" svg:d="m61642 32115v2985h-41086v2984">
          <text:p/>
        </draw:connector>
        <draw:connector draw:style-name="gr4" draw:text-style-name="P3" draw:layer="layout" draw:line-skew="-0.317cm" svg:x1="61.642cm" svg:y1="32.115cm" svg:x2="12.046cm" svg:y2="38.591cm" draw:start-shape="id2" draw:start-glue-point="2" draw:end-shape="id15" draw:end-glue-point="5" svg:d="m61642 32115v2921h-49596v3555">
          <text:p/>
        </draw:connector>
        <draw:connector draw:style-name="gr4" draw:text-style-name="P3" draw:layer="layout" svg:x1="61.642cm" svg:y1="32.115cm" svg:x2="99.106cm" svg:y2="36.687cm" draw:start-shape="id2" draw:start-glue-point="2" draw:end-shape="id16" draw:end-glue-point="4" svg:d="m61642 32115v2287h37464v2285">
          <text:p/>
        </draw:connector>
        <draw:connector draw:style-name="gr4" draw:text-style-name="P3" draw:layer="layout" svg:x1="61.642cm" svg:y1="32.115cm" svg:x2="109.139cm" svg:y2="36.686cm" draw:start-shape="id2" draw:start-glue-point="2" draw:end-shape="id17" draw:end-glue-point="4" svg:d="m61642 32115v2286h47497v2285">
          <text:p/>
        </draw:connector>
        <draw:connector draw:style-name="gr4" draw:text-style-name="P3" draw:layer="layout" svg:x1="20.556cm" svg:y1="50.022cm" svg:x2="20.24cm" svg:y2="58.531cm" draw:start-shape="id14" draw:start-glue-point="2" draw:end-shape="id18" draw:end-glue-point="0" svg:d="m20556 50022v4255h-316v4254">
          <text:p/>
        </draw:connector>
        <draw:connector draw:style-name="gr4" draw:text-style-name="P3" draw:layer="layout" svg:x1="30.97cm" svg:y1="50.784cm" svg:x2="30.655cm" svg:y2="58.53cm" draw:start-shape="id19" draw:start-glue-point="8" draw:end-shape="id20" draw:end-glue-point="0" svg:d="m30970 50784v3873h-315v3873">
          <text:p/>
        </draw:connector>
        <draw:connector draw:style-name="gr4" draw:text-style-name="P3" draw:layer="layout" svg:x1="41.765cm" svg:y1="51.163cm" svg:x2="42.211cm" svg:y2="58.53cm" draw:start-shape="id21" draw:start-glue-point="6" draw:end-shape="id22" draw:end-glue-point="0" svg:d="m41765 51163v3684h446v3683">
          <text:p/>
        </draw:connector>
        <draw:connector draw:style-name="gr4" draw:text-style-name="P3" draw:layer="layout" svg:x1="51.925cm" svg:y1="50.02cm" svg:x2="51.99cm" svg:y2="58.529cm" draw:start-shape="id13" draw:start-glue-point="2" draw:end-shape="id23" svg:d="m51925 50020v4255h65v4254">
          <text:p/>
        </draw:connector>
        <draw:connector draw:style-name="gr4" draw:text-style-name="P3" draw:layer="layout" svg:x1="83.294cm" svg:y1="41.258cm" svg:x2="82.597cm" svg:y2="58.528cm" draw:start-shape="id12" draw:start-glue-point="8" draw:end-shape="id24" svg:d="m83294 41258v8635h-697v8635">
          <text:p/>
        </draw:connector>
        <draw:connector draw:style-name="gr4" draw:text-style-name="P3" draw:layer="layout" svg:x1="91.041cm" svg:y1="41.257cm" svg:x2="91.615cm" svg:y2="58.528cm" draw:start-shape="id11" draw:start-glue-point="8" draw:end-shape="id25" draw:end-glue-point="0" svg:d="m91041 41257v8636h574v8635">
          <text:p/>
        </draw:connector>
        <draw:connector draw:style-name="gr4" draw:text-style-name="P3" draw:layer="layout" svg:x1="62.466cm" svg:y1="51.163cm" svg:x2="62.024cm" svg:y2="58.529cm" draw:start-shape="id26" draw:start-glue-point="6" draw:end-shape="id27" draw:end-glue-point="0" svg:d="m62466 51163v3683h-442v3683">
          <text:p/>
        </draw:connector>
        <draw:connector draw:style-name="gr4" draw:text-style-name="P3" draw:layer="layout" svg:x1="73.261cm" svg:y1="51.161cm" svg:x2="73.073cm" svg:y2="58.529cm" draw:start-shape="id28" draw:start-glue-point="6" draw:end-shape="id29" draw:end-glue-point="0" svg:d="m73261 51161v3684h-188v3684">
          <text:p/>
        </draw:connector>
        <draw:connector draw:style-name="gr4" draw:text-style-name="P3" draw:layer="layout" svg:x1="99.106cm" svg:y1="53.07cm" svg:x2="107.045cm" svg:y2="58.528cm" draw:start-shape="id30" draw:start-glue-point="6" draw:end-shape="id31" draw:end-glue-point="0" svg:d="m99106 53070v2729h7939v2729">
          <text:p/>
        </draw:connector>
        <draw:connector draw:style-name="gr4" draw:text-style-name="P3" draw:layer="layout" svg:x1="109.139cm" svg:y1="53.07cm" svg:x2="107.045cm" svg:y2="58.528cm" draw:start-shape="id32" draw:start-glue-point="6" draw:end-shape="id31" draw:end-glue-point="0" svg:d="m109139 53070v2730h-2094v2728">
          <text:p/>
        </draw:connector>
        <draw:connector draw:style-name="gr4" draw:text-style-name="P3" draw:layer="layout" svg:x1="107.045cm" svg:y1="62.084cm" svg:x2="109.137cm" svg:y2="65.388cm" draw:start-shape="id31" draw:start-glue-point="2" draw:end-shape="id33" draw:end-glue-point="4" svg:d="m107045 62084v1653h2092v1651">
          <text:p/>
        </draw:connector>
        <draw:connector draw:style-name="gr4" draw:text-style-name="P3" draw:layer="layout" svg:x1="107.045cm" svg:y1="62.084cm" svg:x2="99.104cm" svg:y2="65.389cm" draw:start-shape="id31" draw:start-glue-point="2" draw:end-shape="id34" draw:end-glue-point="4" svg:d="m107045 62084v1653h-7941v1652">
          <text:p/>
        </draw:connector>
        <draw:connector draw:style-name="gr4" draw:text-style-name="P3" draw:layer="layout" svg:x1="91.615cm" svg:y1="62.084cm" svg:x2="91.776cm" svg:y2="67.292cm" draw:start-shape="id25" draw:start-glue-point="2" draw:end-shape="id35" draw:end-glue-point="4" svg:d="m91615 62084v2604h161v2604">
          <text:p/>
        </draw:connector>
        <draw:connector draw:style-name="gr4" draw:text-style-name="P3" draw:layer="layout" svg:x1="82.597cm" svg:y1="62.084cm" svg:x2="83.292cm" svg:y2="67.293cm" draw:start-shape="id24" draw:start-glue-point="2" draw:end-shape="id36" draw:end-glue-point="5" svg:d="m82597 62084v2605h695v2604">
          <text:p/>
        </draw:connector>
        <draw:connector draw:style-name="gr4" draw:text-style-name="P3" draw:layer="layout" svg:x1="62.024cm" svg:y1="62.085cm" svg:x2="62.464cm" svg:y2="68.789cm" draw:start-shape="id27" draw:start-glue-point="2" draw:end-shape="id37" draw:end-glue-point="4" svg:d="m62024 62085v3352h440v3352">
          <text:p/>
        </draw:connector>
        <draw:connector draw:style-name="gr4" draw:text-style-name="P3" draw:layer="layout" svg:x1="73.073cm" svg:y1="62.085cm" svg:x2="73.259cm" svg:y2="68.787cm" draw:start-shape="id29" draw:start-glue-point="2" draw:end-shape="id38" draw:end-glue-point="4" svg:d="m73073 62085v3351h186v3351">
          <text:p/>
        </draw:connector>
        <draw:connector draw:style-name="gr4" draw:text-style-name="P3" draw:layer="layout" svg:x1="51.99cm" svg:y1="62.085cm" svg:x2="51.923cm" svg:y2="66.786cm" draw:start-shape="id23" draw:start-glue-point="2" draw:end-shape="id39" svg:d="m51990 62085v2351h-67v2350">
          <text:p/>
        </draw:connector>
        <draw:connector draw:style-name="gr4" draw:text-style-name="P3" draw:layer="layout" svg:x1="30.655cm" svg:y1="62.086cm" svg:x2="30.968cm" svg:y2="68.791cm" draw:start-shape="id20" draw:start-glue-point="2" draw:end-shape="id40" draw:end-glue-point="4" svg:d="m30655 62086v3353h313v3352">
          <text:p/>
        </draw:connector>
        <draw:connector draw:style-name="gr4" draw:text-style-name="P3" draw:layer="layout" svg:x1="42.211cm" svg:y1="62.086cm" svg:x2="41.763cm" svg:y2="68.789cm" draw:start-shape="id22" draw:start-glue-point="2" draw:end-shape="id41" draw:end-glue-point="4" svg:d="m42211 62086v3352h-448v3351">
          <text:p/>
        </draw:connector>
        <draw:connector draw:style-name="gr4" draw:text-style-name="P3" draw:layer="layout" svg:x1="20.24cm" svg:y1="62.087cm" svg:x2="20.554cm" svg:y2="66.786cm" draw:start-shape="id18" draw:start-glue-point="2" draw:end-shape="id42" draw:end-glue-point="0" svg:d="m20240 62087v2350h314v2349">
          <text:p/>
        </draw:connector>
        <draw:connector draw:style-name="gr4" draw:text-style-name="P3" draw:layer="layout" svg:x1="20.554cm" svg:y1="78.724cm" svg:x2="20.239cm" svg:y2="87.233cm" draw:start-shape="id42" draw:start-glue-point="2" draw:end-shape="id43" svg:d="m20554 78724v4255h-315v4254">
          <text:p/>
        </draw:connector>
        <draw:connector draw:style-name="gr4" draw:text-style-name="P3" draw:layer="layout" svg:x1="30.968cm" svg:y1="79.867cm" svg:x2="30.4cm" svg:y2="87.232cm" draw:start-shape="id44" draw:start-glue-point="6" draw:end-shape="id45" draw:end-glue-point="0" svg:d="m30968 79867v3683h-568v3682">
          <text:p/>
        </draw:connector>
        <draw:connector draw:style-name="gr4" draw:text-style-name="P3" draw:layer="layout" svg:x1="41.763cm" svg:y1="79.865cm" svg:x2="42.212cm" svg:y2="87.232cm" draw:start-shape="id46" draw:start-glue-point="6" draw:end-shape="id47" draw:end-glue-point="0" svg:d="m41763 79865v3684h449v3683">
          <text:p/>
        </draw:connector>
        <draw:connector draw:style-name="gr4" draw:text-style-name="P3" draw:layer="layout" svg:x1="51.923cm" svg:y1="78.722cm" svg:x2="51.991cm" svg:y2="87.231cm" draw:start-shape="id39" draw:start-glue-point="2" draw:end-shape="id48" draw:end-glue-point="0" svg:d="m51923 78722v4255h68v4254">
          <text:p/>
        </draw:connector>
        <draw:connector draw:style-name="gr4" draw:text-style-name="P3" draw:layer="layout" svg:x1="62.464cm" svg:y1="79.484cm" svg:x2="62.785cm" svg:y2="87.231cm" draw:start-shape="id49" draw:start-glue-point="8" draw:end-shape="id50" draw:end-glue-point="0" svg:d="m62464 79484v3874h321v3873">
          <text:p/>
        </draw:connector>
        <draw:connector draw:style-name="gr4" draw:text-style-name="P3" draw:layer="layout" svg:x1="73.259cm" svg:y1="79.863cm" svg:x2="73.453cm" svg:y2="87.23cm" draw:start-shape="id51" draw:start-glue-point="6" draw:end-shape="id52" draw:end-glue-point="0" svg:d="m73259 79863v3684h194v3683">
          <text:p/>
        </draw:connector>
        <draw:connector draw:style-name="gr4" draw:text-style-name="P3" draw:layer="layout" svg:x1="99.104cm" svg:y1="81.772cm" svg:x2="106.41cm" svg:y2="87.229cm" draw:start-shape="id53" draw:start-glue-point="6" draw:end-shape="id54" draw:end-glue-point="0" svg:d="m99104 81772v2729h7306v2728">
          <text:p/>
        </draw:connector>
        <draw:connector draw:style-name="gr4" draw:text-style-name="P3" draw:layer="layout" svg:x1="109.137cm" svg:y1="81.772cm" svg:x2="106.41cm" svg:y2="87.229cm" draw:start-shape="id55" draw:start-glue-point="6" draw:end-shape="id54" draw:end-glue-point="0" svg:d="m109137 81772v2729h-2727v2728">
          <text:p/>
        </draw:connector>
        <draw:connector draw:style-name="gr4" draw:text-style-name="P3" draw:layer="layout" svg:x1="20.239cm" svg:y1="90.789cm" svg:x2="19.923cm" svg:y2="99.55cm" draw:start-shape="id43" draw:start-glue-point="2" draw:end-shape="id56" draw:end-glue-point="5" svg:d="m20239 90789v4381h-316v4380">
          <text:p/>
        </draw:connector>
        <draw:connector draw:style-name="gr4" draw:text-style-name="P3" draw:layer="layout" svg:x1="30.4cm" svg:y1="90.788cm" svg:x2="30.966cm" svg:y2="101.049cm" draw:start-shape="id45" draw:start-glue-point="2" draw:end-shape="id57" draw:end-glue-point="4" svg:d="m30400 90788v5131h566v5130">
          <text:p/>
        </draw:connector>
        <draw:connector draw:style-name="gr4" draw:text-style-name="P3" draw:layer="layout" svg:x1="42.212cm" svg:y1="90.788cm" svg:x2="41.761cm" svg:y2="101.047cm" draw:start-shape="id47" draw:start-glue-point="2" draw:end-shape="id58" draw:end-glue-point="4" svg:d="m42212 90788v5130h-451v5129">
          <text:p/>
        </draw:connector>
        <draw:connector draw:style-name="gr4" draw:text-style-name="P3" draw:layer="layout" svg:x1="51.991cm" svg:y1="90.787cm" svg:x2="53.045cm" svg:y2="99.549cm" draw:start-shape="id48" draw:start-glue-point="2" draw:end-shape="id59" draw:end-glue-point="4" svg:d="m51991 90787v4381h1054v4381">
          <text:p/>
        </draw:connector>
        <draw:connector draw:style-name="gr4" draw:text-style-name="P3" draw:layer="layout" svg:x1="62.785cm" svg:y1="90.787cm" svg:x2="62.722cm" svg:y2="101.047cm" draw:start-shape="id50" draw:start-glue-point="2" draw:end-shape="id60" svg:d="m62785 90787v5130h-63v5130">
          <text:p/>
        </draw:connector>
        <draw:connector draw:style-name="gr4" draw:text-style-name="P3" draw:layer="layout" svg:x1="73.453cm" svg:y1="90.786cm" svg:x2="73.517cm" svg:y2="101.045cm" draw:start-shape="id52" draw:start-glue-point="2" draw:end-shape="id61" draw:end-glue-point="4" svg:d="m73453 90786v5130h64v5129">
          <text:p/>
        </draw:connector>
        <draw:connector draw:style-name="gr4" draw:text-style-name="P3" draw:layer="layout" svg:x1="83.292cm" svg:y1="69.96cm" svg:x2="83.29cm" svg:y2="99.551cm" draw:start-shape="id36" draw:start-glue-point="8" draw:end-shape="id62" draw:end-glue-point="0" svg:d="m83292 69960v14795h-2v14796">
          <text:p/>
        </draw:connector>
        <draw:connector draw:style-name="gr4" draw:text-style-name="P3" draw:layer="layout" svg:x1="91.039cm" svg:y1="69.959cm" svg:x2="91.037cm" svg:y2="99.55cm" draw:start-shape="id35" draw:start-glue-point="8" draw:end-shape="id63" draw:end-glue-point="5" svg:d="m91039 69959v14795h-2v14796">
          <text:p/>
        </draw:connector>
        <draw:connector draw:style-name="gr4" draw:text-style-name="P3" draw:layer="layout" svg:x1="12.046cm" svg:y1="41.258cm" svg:x2="12.044cm" svg:y2="67.293cm" draw:start-shape="id15" draw:start-glue-point="8" draw:end-shape="id64" draw:end-glue-point="5" svg:d="m12046 41258v13017h-2v13018">
          <text:p/>
        </draw:connector>
        <draw:connector draw:style-name="gr4" draw:text-style-name="P3" draw:layer="layout" svg:x1="12.044cm" svg:y1="69.96cm" svg:x2="12.042cm" svg:y2="99.551cm" draw:start-shape="id64" draw:start-glue-point="8" draw:end-shape="id65" draw:end-glue-point="5" svg:d="m12044 69960v14795h-2v14796">
          <text:p/>
        </draw:connector>
        <draw:connector draw:style-name="gr4" draw:text-style-name="P3" draw:layer="layout" svg:x1="106.41cm" svg:y1="90.785cm" svg:x2="99.102cm" svg:y2="97.647cm" draw:start-shape="id54" draw:start-glue-point="2" draw:end-shape="id66" draw:end-glue-point="4" svg:d="m106410 90785v3432h-7308v3430">
          <text:p/>
        </draw:connector>
        <draw:connector draw:style-name="gr4" draw:text-style-name="P3" draw:layer="layout" svg:x1="106.41cm" svg:y1="90.785cm" svg:x2="109.135cm" svg:y2="97.646cm" draw:start-shape="id54" draw:start-glue-point="2" draw:end-shape="id67" draw:end-glue-point="4" svg:d="m106410 90785v3431h2725v3430">
          <text:p/>
        </draw:connector>
        <draw:connector draw:style-name="gr4" draw:text-style-name="P3" draw:layer="layout" svg:x1="99.102cm" svg:y1="114.03cm" svg:x2="107.044cm" svg:y2="120.38cm" draw:start-shape="id68" draw:start-glue-point="6" draw:end-shape="id69" draw:end-glue-point="0" svg:d="m99102 114030v3175h7942v3175">
          <text:p/>
        </draw:connector>
        <draw:connector draw:style-name="gr4" draw:text-style-name="P3" draw:layer="layout" svg:x1="109.135cm" svg:y1="114.03cm" svg:x2="107.044cm" svg:y2="120.38cm" draw:start-shape="id70" draw:start-glue-point="6" draw:end-shape="id69" draw:end-glue-point="0" svg:d="m109135 114030v3176h-2091v3174">
          <text:p/>
        </draw:connector>
        <draw:connector draw:style-name="gr4" draw:text-style-name="P3" draw:layer="layout" svg:x1="90.287cm" svg:y1="102.217cm" svg:x2="87.169cm" svg:y2="120.505cm" draw:start-shape="id63" draw:start-glue-point="7" draw:end-shape="id71" svg:d="m90287 102217v9144h-3118v9144">
          <text:p/>
        </draw:connector>
        <draw:connector draw:style-name="gr4" draw:text-style-name="P3" draw:layer="layout" svg:x1="82.54cm" svg:y1="102.218cm" svg:x2="87.169cm" svg:y2="120.505cm" draw:start-shape="id62" draw:start-glue-point="7" draw:end-shape="id71" svg:d="m82540 102218v9144h4629v9143">
          <text:p/>
        </draw:connector>
        <draw:connector draw:style-name="gr4" draw:text-style-name="P3" draw:layer="layout" svg:x1="87.169cm" svg:y1="124.061cm" svg:x2="87.081cm" svg:y2="131.554cm" draw:start-shape="id71" draw:start-glue-point="2" draw:end-shape="id72" draw:end-glue-point="4" svg:d="m87169 124061v3747h-88v3746">
          <text:p/>
        </draw:connector>
        <draw:connector draw:style-name="gr4" draw:text-style-name="P3" draw:layer="layout" svg:x1="107.044cm" svg:y1="123.936cm" svg:x2="109.133cm" svg:y2="129.65cm" draw:start-shape="id69" draw:start-glue-point="2" draw:end-shape="id73" draw:end-glue-point="4" svg:d="m107044 123936v2858h2089v2856">
          <text:p/>
        </draw:connector>
        <draw:connector draw:style-name="gr4" draw:text-style-name="P3" draw:layer="layout" svg:x1="107.044cm" svg:y1="123.936cm" svg:x2="99.1cm" svg:y2="129.651cm" draw:start-shape="id69" draw:start-glue-point="2" draw:end-shape="id74" draw:end-glue-point="4" svg:d="m107044 123936v2858h-7944v2857">
          <text:p/>
        </draw:connector>
        <draw:connector draw:style-name="gr4" draw:text-style-name="P3" draw:layer="layout" draw:line-skew="6.984cm" svg:x1="30.217cm" svg:y1="105.14cm" svg:x2="46.783cm" svg:y2="123.683cm" draw:start-shape="id75" draw:start-glue-point="7" draw:end-shape="id76" draw:end-glue-point="0" svg:d="m30217 105140v16256h16566v2287">
          <text:p/>
        </draw:connector>
        <draw:connector draw:style-name="gr4" draw:text-style-name="P3" draw:layer="layout" draw:line-skew="5.715cm" svg:x1="41.017cm" svg:y1="105.139cm" svg:x2="57.959cm" svg:y2="123.682cm" draw:start-shape="id77" draw:start-glue-point="7" draw:end-shape="id78" draw:end-glue-point="0" svg:d="m41017 105139v14987h16942v3556">
          <text:p/>
        </draw:connector>
        <draw:connector draw:style-name="gr4" draw:text-style-name="P3" draw:layer="layout" draw:line-skew="4.826cm" svg:x1="61.973cm" svg:y1="105.138cm" svg:x2="46.783cm" svg:y2="123.683cm" draw:start-shape="id79" draw:start-glue-point="7" draw:end-shape="id76" draw:end-glue-point="0" svg:d="m61973 105138v14099h-15190v4446">
          <text:p/>
        </draw:connector>
        <draw:connector draw:style-name="gr4" draw:text-style-name="P3" draw:layer="layout" draw:line-skew="7.748cm" svg:x1="72.773cm" svg:y1="105.137cm" svg:x2="57.959cm" svg:y2="123.682cm" draw:start-shape="id80" draw:start-glue-point="7" draw:end-shape="id78" draw:end-glue-point="0" svg:d="m72773 105137v17021h-14814v1524">
          <text:p/>
        </draw:connector>
        <draw:connector draw:style-name="gr4" draw:text-style-name="P3" draw:layer="layout" svg:x1="11.292cm" svg:y1="102.218cm" svg:x2="16.812cm" svg:y2="120.507cm" draw:start-shape="id65" draw:start-glue-point="7" draw:end-shape="id81" draw:end-glue-point="0" svg:d="m11292 102218v9145h5520v9144">
          <text:p/>
        </draw:connector>
        <draw:connector draw:style-name="gr4" draw:text-style-name="P3" draw:layer="layout" svg:x1="19.173cm" svg:y1="102.217cm" svg:x2="16.812cm" svg:y2="120.507cm" draw:start-shape="id56" draw:start-glue-point="7" draw:end-shape="id81" draw:end-glue-point="0" svg:d="m19173 102217v9145h-2361v9145">
          <text:p/>
        </draw:connector>
        <draw:connector draw:style-name="gr4" draw:text-style-name="P3" draw:layer="layout" draw:line-skew="6.351cm" svg:x1="51.558cm" svg:y1="102.216cm" svg:x2="16.812cm" svg:y2="120.507cm" draw:start-shape="id59" draw:start-glue-point="7" draw:end-shape="id81" draw:end-glue-point="0" svg:d="m51558 102216v15497h-34746v2794">
          <text:p/>
        </draw:connector>
        <draw:connector draw:style-name="gr4" draw:text-style-name="P3" draw:layer="layout" svg:x1="16.812cm" svg:y1="124.063cm" svg:x2="21.955cm" svg:y2="131.555cm" draw:start-shape="id81" draw:start-glue-point="2" draw:end-shape="id82" draw:end-glue-point="5" svg:d="m16812 124063v3746h5143v3746">
          <text:p/>
        </draw:connector>
        <draw:connector draw:style-name="gr4" draw:text-style-name="P3" draw:layer="layout" svg:x1="46.783cm" svg:y1="127.239cm" svg:x2="46.974cm" svg:y2="133.053cm" draw:start-shape="id76" draw:start-glue-point="2" draw:end-shape="id83" draw:end-glue-point="4" svg:d="m46783 127239v2907h191v2907">
          <text:p/>
        </draw:connector>
        <draw:connector draw:style-name="gr4" draw:text-style-name="P3" draw:layer="layout" svg:x1="57.959cm" svg:y1="127.238cm" svg:x2="57.769cm" svg:y2="133.051cm" draw:start-shape="id78" draw:start-glue-point="2" draw:end-shape="id84" draw:end-glue-point="4" svg:d="m57959 127238v2907h-190v2906">
          <text:p/>
        </draw:connector>
        <draw:connector draw:style-name="gr4" draw:text-style-name="P3" draw:layer="layout" draw:line-skew="7.62cm" svg:x1="21.955cm" svg:y1="134.222cm" svg:x2="61.833cm" svg:y2="152.257cm" draw:start-shape="id82" draw:start-glue-point="8" draw:end-shape="id85" svg:d="m21955 134222v16638h39878v1397">
          <text:p/>
        </draw:connector>
        <draw:connector draw:style-name="gr4" draw:text-style-name="P3" draw:layer="layout" draw:line-skew="2.667cm" svg:x1="46.974cm" svg:y1="144.129cm" svg:x2="61.833cm" svg:y2="152.257cm" draw:start-shape="id86" draw:start-glue-point="6" draw:end-shape="id85" draw:end-glue-point="0" svg:d="m46974 144129v6731h14859v1397">
          <text:p/>
        </draw:connector>
        <draw:connector draw:style-name="gr4" draw:text-style-name="P3" draw:layer="layout" draw:line-skew="2.668cm" svg:x1="57.769cm" svg:y1="144.127cm" svg:x2="61.833cm" svg:y2="152.257cm" draw:start-shape="id87" draw:start-glue-point="6" draw:end-shape="id85" draw:end-glue-point="0" svg:d="m57769 144127v6733h4064v1397">
          <text:p/>
        </draw:connector>
        <draw:connector draw:style-name="gr4" draw:text-style-name="P3" draw:layer="layout" draw:line-skew="5.97cm" svg:x1="85.594cm" svg:y1="134.221cm" svg:x2="61.833cm" svg:y2="152.257cm" draw:start-shape="id72" draw:start-glue-point="7" draw:end-shape="id85" svg:d="m85594 134221v14988h-23761v3048">
          <text:p/>
        </draw:connector>
        <draw:connector draw:style-name="gr4" draw:text-style-name="P3" draw:layer="layout" svg:x1="99.1cm" svg:y1="146.034cm" svg:x2="61.833cm" svg:y2="152.257cm" draw:start-shape="id88" draw:start-glue-point="6" draw:end-shape="id85" svg:d="m99100 146034v3112h-37267v3111">
          <text:p/>
        </draw:connector>
        <draw:connector draw:style-name="gr4" draw:text-style-name="P3" draw:layer="layout" svg:x1="109.133cm" svg:y1="146.034cm" svg:x2="61.833cm" svg:y2="152.257cm" draw:start-shape="id89" draw:start-glue-point="6" draw:end-shape="id85" svg:d="m109133 146034v3112h-47300v3111">
          <text:p/>
        </draw:connector>
        <draw:connector draw:style-name="gr4" draw:text-style-name="P3" draw:layer="layout" svg:x1="61.833cm" svg:y1="155.813cm" svg:x2="42.536cm" svg:y2="162.417cm" draw:start-shape="id85" draw:start-glue-point="2" draw:end-shape="id90" draw:end-glue-point="5" svg:d="m61833 155813v3303h-19297v3301">
          <text:p/>
        </draw:connector>
        <draw:connector draw:style-name="gr4" draw:text-style-name="P3" draw:layer="layout" svg:x1="61.833cm" svg:y1="155.813cm" svg:x2="76.311cm" svg:y2="162.416cm" draw:start-shape="id85" draw:start-glue-point="2" draw:end-shape="id91" svg:d="m61833 155813v3302h14478v3301">
          <text:p/>
        </draw:connector>
        <draw:connector draw:style-name="gr4" draw:text-style-name="P3" draw:layer="layout" svg:x1="39.82cm" svg:y1="172.069cm" svg:x2="39.798cm" svg:y2="180.578cm" draw:start-shape="id90" draw:start-glue-point="7" draw:end-shape="id92" draw:end-glue-point="0" svg:d="m39820 172069v4255h-22v4254">
          <text:p/>
        </draw:connector>
        <draw:connector draw:style-name="gr4" draw:text-style-name="P3" draw:layer="layout" svg:x1="39.798cm" svg:y1="184.134cm" svg:x2="42.535cm" svg:y2="187.309cm" draw:start-shape="id92" draw:start-glue-point="2" draw:end-shape="id93" draw:end-glue-point="5" svg:d="m39798 184134v1588h2737v1587">
          <text:p/>
        </draw:connector>
        <draw:connector draw:style-name="gr4" draw:text-style-name="P3" draw:layer="layout" svg:x1="42.535cm" svg:y1="196.961cm" svg:x2="58.593cm" svg:y2="202.93cm" draw:start-shape="id93" draw:start-glue-point="8" draw:end-shape="id94" svg:d="m42535 196961v2985h16058v2984">
          <text:p/>
        </draw:connector>
        <draw:connector draw:style-name="gr4" draw:text-style-name="P3" draw:layer="layout" svg:x1="75.302cm" svg:y1="172.068cm" svg:x2="58.593cm" svg:y2="202.93cm" draw:start-shape="id91" draw:start-glue-point="7" draw:end-shape="id94" draw:end-glue-point="0" svg:d="m75302 172068v15432h-16709v15430">
          <text:p/>
        </draw:connector>
        <draw:connector draw:style-name="gr4" draw:text-style-name="P3" draw:layer="layout" svg:x1="58.593cm" svg:y1="206.486cm" svg:x2="57.636cm" svg:y2="212.455cm" draw:start-shape="id94" draw:start-glue-point="2" draw:end-shape="id95" draw:end-glue-point="5" svg:d="m58593 206486v2985h-957v2984">
          <text:p/>
        </draw:connector>
        <draw:connector draw:style-name="gr4" draw:text-style-name="P3" draw:layer="layout" svg:x1="57.636cm" svg:y1="222.107cm" svg:x2="58.592cm" svg:y2="228.076cm" draw:start-shape="id95" draw:start-glue-point="8" draw:end-shape="id96" draw:end-glue-point="0" svg:d="m57636 222107v2985h956v2984">
          <text:p/>
        </draw:connector>
        <draw:connector draw:style-name="gr4" draw:text-style-name="P3" draw:layer="layout" draw:line-skew="-1.08cm" svg:x1="58.592cm" svg:y1="231.632cm" svg:x2="91.907cm" svg:y2="243.443cm" draw:start-shape="id96" draw:start-glue-point="2" draw:end-shape="id97" draw:end-glue-point="4" svg:d="m58592 231632v4826h33315v6985">
          <text:p/>
        </draw:connector>
        <draw:connector draw:style-name="gr4" draw:text-style-name="P3" draw:layer="layout" svg:x1="58.592cm" svg:y1="231.632cm" svg:x2="99.108cm" svg:y2="241.538cm" draw:start-shape="id96" draw:start-glue-point="2" draw:end-shape="id98" draw:end-glue-point="4" svg:d="m58592 231632v4954h40516v4952">
          <text:p/>
        </draw:connector>
        <draw:connector draw:style-name="gr4" draw:text-style-name="P3" draw:layer="layout" svg:x1="58.592cm" svg:y1="231.632cm" svg:x2="109.141cm" svg:y2="241.537cm" draw:start-shape="id96" draw:start-glue-point="2" draw:end-shape="id99" draw:end-glue-point="4" svg:d="m58592 231632v4953h50549v4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1.92cm" fo:page-height="274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20:13:06</meta:creation-date>
    <meta:generator>LibreOffice/3.5$Linux_X86_64 LibreOffice_project/350m1$Build-413</meta:generator>
    <dc:date>2013-04-25T21:22:12</dc:date>
    <meta:editing-duration>PT42M16S</meta:editing-duration>
    <meta:editing-cycles>9</meta:editing-cycles>
    <meta:document-statistic meta:object-count="367"/>
  </office:meta>
</office:document-meta>
</file>